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order-bottom="1.5pt solid #000000" fo:border-left="none" fo:border-right="none" fo:border-top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2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Default"/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1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.00.0000</text:date>, <text:time style:data-style-name="N2" text:time-value="11:35:43.46252529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5T11:35:46.477796695</meta:creation-date>
    <dc:title>Таблица</dc:title>
    <meta:generator>LibreOffice/7.6.7.2$Linux_X86_64 LibreOffice_project/60$Build-2</meta:generator>
    <meta:editing-duration>PT32M12S</meta:editing-duration>
    <meta:editing-cycles>2</meta:editing-cycles>
    <dc:date>2026-05-05T12:07:55.794394091</dc:date>
    <meta:document-statistic meta:table-count="2" meta:cell-count="111" meta:object-count="0"/>
    <meta:template xlink:type="simple" xlink:actuate="onRequest" xlink:title="Таблица" xlink:href="../../../../../usr/lib/libreoffice/share/template/common/ШАБЛОН_ЭЛЕКТРОННОЙ_ТАБЛИЦЫ_2019-07-22.ots" meta:date="2026-05-05T11:35:43.583451938"/>
  </office:meta>
</office:document-meta>
</file>